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derat" svg:font-family="Moderat, Arial, Helvetica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var joy-font-family-title" svg:font-family="'var joy-font-family-title'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716cm" style:rel-column-width="6928*"/>
    </style:style>
    <style:style style:name="Tableau1.B" style:family="table-column">
      <style:table-column-properties style:column-width="3.595cm" style:rel-column-width="9165*"/>
    </style:style>
    <style:style style:name="Tableau1.C" style:family="table-column">
      <style:table-column-properties style:column-width="5.002cm" style:rel-column-width="12756*"/>
    </style:style>
    <style:style style:name="Tableau1.D" style:family="table-column">
      <style:table-column-properties style:column-width="7.195cm" style:rel-column-width="18345*"/>
    </style:style>
    <style:style style:name="Tableau1.E" style:family="table-column">
      <style:table-column-properties style:column-width="7.193cm" style:rel-column-width="18341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E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9.897cm" table:align="left"/>
    </style:style>
    <style:style style:name="Tableau2.A" style:family="table-column">
      <style:table-column-properties style:column-width="3.607cm"/>
    </style:style>
    <style:style style:name="Tableau2.B" style:family="table-column">
      <style:table-column-properties style:column-width="13.898cm"/>
    </style:style>
    <style:style style:name="Tableau2.C" style:family="table-column">
      <style:table-column-properties style:column-width="2.392cm"/>
    </style:style>
    <style:style style:name="Tableau2.A1" style:family="table-cell">
      <style:table-cell-properties fo:padding="0cm" fo:border="none" style:writing-mode="page"/>
    </style:style>
    <style:style style:name="P1" style:family="paragraph" style:parent-style-name="Standard">
      <style:text-properties fo:font-weight="bold" officeooo:rsid="00042502" officeooo:paragraph-rsid="00042502" style:font-weight-asian="bold" style:font-weight-complex="bold"/>
    </style:style>
    <style:style style:name="P2" style:family="paragraph" style:parent-style-name="Standard">
      <style:text-properties style:font-name="Liberation Serif" fo:font-size="10pt" style:text-underline-style="none" fo:font-weight="bold" officeooo:rsid="00042502" officeooo:paragraph-rsid="000516a4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Liberation Serif" fo:font-size="12pt" fo:font-style="normal" fo:font-weight="bold" officeooo:rsid="000516a4" officeooo:paragraph-rsid="000516a4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000000" loext:opacity="100%" style:font-name="Liberation Serif" fo:font-size="10pt" style:text-underline-style="none" fo:font-weight="bold" officeooo:rsid="00042502" officeooo:paragraph-rsid="000516a4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loext:opacity="100%" style:font-name="Liberation Serif" fo:font-size="10pt" style:text-underline-style="none" fo:font-weight="bold" officeooo:rsid="00070c98" officeooo:paragraph-rsid="00070c98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000000" loext:opacity="100%" style:font-name="Liberation Serif" fo:font-size="10pt" style:text-underline-style="none" fo:font-weight="bold" officeooo:rsid="000c94b5" officeooo:paragraph-rsid="000c94b5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000000" loext:opacity="100%" style:font-name="Liberation Serif" fo:font-size="10pt" style:text-underline-style="none" fo:font-weight="bold" officeooo:rsid="000ced68" officeooo:paragraph-rsid="000ced68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000000" loext:opacity="100%" style:font-name="Liberation Serif" fo:font-size="10pt" style:text-underline-style="none" fo:font-weight="bold" officeooo:rsid="000df426" officeooo:paragraph-rsid="000df426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0000" loext:opacity="100%" style:font-name="Liberation Serif" fo:font-size="10pt" fo:font-weight="bold" officeooo:rsid="000516a4" officeooo:paragraph-rsid="000516a4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00" loext:opacity="100%" style:font-name="Liberation Serif" fo:font-size="10pt" fo:font-weight="bold" officeooo:rsid="00070c98" officeooo:paragraph-rsid="00070c98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000000" loext:opacity="100%" style:font-name="Liberation Serif" fo:font-size="10pt" fo:font-weight="bold" officeooo:rsid="000c6217" officeooo:paragraph-rsid="000c6217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000000" loext:opacity="100%" style:font-name="Liberation Serif" fo:font-size="10pt" fo:font-weight="bold" officeooo:rsid="000c94b5" officeooo:paragraph-rsid="000c94b5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000000" loext:opacity="100%" style:font-name="Liberation Serif" fo:font-size="10pt" fo:font-weight="bold" officeooo:rsid="000ced68" officeooo:paragraph-rsid="000ced68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000000" loext:opacity="100%" style:font-name="Liberation Serif" fo:font-size="10pt" fo:font-weight="bold" officeooo:rsid="000df426" officeooo:paragraph-rsid="000df426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style:font-name="Liberation Serif" fo:font-size="10pt" fo:font-weight="normal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loext:opacity="100%" style:font-name="Liberation Serif" fo:font-size="10pt" fo:font-weight="normal" officeooo:paragraph-rsid="00070c98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>
      <style:text-properties fo:color="#000000" loext:opacity="100%" style:font-name="Liberation Serif" fo:font-size="10pt" officeooo:paragraph-rsid="000df426" fo:background-color="transparent" style:font-size-asian="10pt" style:font-size-complex="10pt"/>
    </style:style>
    <style:style style:name="P18" style:family="paragraph" style:parent-style-name="Text_20_body">
      <style:text-properties fo:color="#000000" loext:opacity="100%" style:font-name="Liberation Serif" fo:font-size="10pt" officeooo:paragraph-rsid="000c6217" fo:background-color="transparent" style:font-size-asian="10pt" style:font-size-complex="10pt"/>
    </style:style>
    <style:style style:name="P19" style:family="paragraph" style:parent-style-name="Text_20_body">
      <style:text-properties fo:color="#000000" loext:opacity="100%" style:font-name="Liberation Serif" fo:font-size="10pt" officeooo:paragraph-rsid="000c94b5" fo:background-color="transparent" style:font-size-asian="10pt" style:font-size-complex="10pt"/>
    </style:style>
    <style:style style:name="P20" style:family="paragraph" style:parent-style-name="Text_20_body">
      <style:paragraph-properties fo:line-height="115%"/>
      <style:text-properties fo:color="#000000" loext:opacity="100%" style:font-name="Liberation Serif" fo:font-size="10pt" officeooo:paragraph-rsid="000ced68" fo:background-color="transparent" style:font-size-asian="10pt" style:font-size-complex="10pt"/>
    </style:style>
    <style:style style:name="P21" style:family="paragraph" style:parent-style-name="Text_20_body">
      <style:text-properties fo:color="#000000" loext:opacity="100%" style:font-name="Liberation Serif" fo:font-size="10pt" officeooo:rsid="000ced68" officeooo:paragraph-rsid="000ced68" fo:background-color="transparent" style:font-size-asian="10pt" style:font-size-complex="10pt"/>
    </style:style>
    <style:style style:name="P22" style:family="paragraph" style:parent-style-name="Table_20_Contents">
      <style:text-properties fo:color="#000000" loext:opacity="100%" style:font-name="Liberation Serif" fo:font-size="12pt" fo:font-style="normal" fo:font-weight="bold" officeooo:rsid="000516a4" officeooo:paragraph-rsid="000516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text-properties fo:color="#000000" loext:opacity="100%" style:font-name="Liberation Serif" fo:font-size="12pt" fo:font-style="normal" fo:font-weight="bold" officeooo:rsid="00070c98" officeooo:paragraph-rsid="00070c98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line-height="115%"/>
      <style:text-properties fo:color="#000000" loext:opacity="100%" style:font-name="Liberation Serif" fo:font-size="12pt" fo:font-style="normal" fo:font-weight="bold" officeooo:rsid="00070c98" officeooo:paragraph-rsid="00070c98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text-properties fo:font-variant="normal" fo:text-transform="none" fo:color="#000000" loext:opacity="100%" style:font-name="Liberation Serif" fo:font-size="10pt" fo:letter-spacing="normal" fo:font-style="normal" fo:font-weight="normal" officeooo:paragraph-rsid="000ced68" fo:background-color="transparent" style:font-size-asian="10pt" style:font-size-complex="10pt"/>
    </style:style>
    <style:style style:name="P26" style:family="paragraph" style:parent-style-name="Text_20_body">
      <style:text-properties officeooo:paragraph-rsid="00097421"/>
    </style:style>
    <style:style style:name="P27" style:family="paragraph" style:parent-style-name="Standard">
      <style:text-properties style:font-name="Liberation Serif" fo:font-size="10pt" style:text-underline-style="none" fo:font-weight="bold" officeooo:rsid="00042502" style:font-size-asian="10pt" style:font-weight-asian="bold" style:font-size-complex="10pt" style:font-weight-complex="bold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0pt" fo:letter-spacing="normal" fo:font-style="normal" fo:font-weight="normal" officeooo:rsid="00070c98" officeooo:paragraph-rsid="00070c98" fo:background-color="transparent" style:font-size-asian="10pt" style:font-weight-asian="normal" style:font-size-complex="10pt" style:font-weight-complex="normal" loext:padding="0cm" loext:border="none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0pt" fo:letter-spacing="normal" fo:font-style="normal" fo:font-weight="normal" officeooo:paragraph-rsid="00070c98" fo:background-color="transparent" style:font-size-asian="10pt" style:font-weight-asian="normal" style:font-size-complex="10pt" style:font-weight-complex="normal" loext:padding="0cm" loext:border="none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b4b4b" loext:opacity="100%" style:font-name="var joy-font-family-title" fo:letter-spacing="normal" fo:font-style="normal" fo:font-weight="bold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b4b4b" loext:opacity="100%" style:font-name="var joy-font-family-title" fo:letter-spacing="normal" fo:font-style="normal" fo:font-weight="bold" officeooo:rsid="00124cac" officeooo:paragraph-rsid="00124cac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b4b4b" loext:opacity="100%" style:font-name="var joy-font-family-title" fo:letter-spacing="normal" fo:font-style="normal" fo:font-weight="bold" officeooo:rsid="00142fe3" officeooo:paragraph-rsid="00142fe3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b4b4b" loext:opacity="100%" style:font-name="var joy-font-family-title" fo:letter-spacing="normal" fo:font-style="normal" fo:font-weight="bold" officeooo:rsid="00151353" officeooo:paragraph-rsid="00151353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b4b4b" loext:opacity="100%" style:font-name="var joy-font-family-title" fo:letter-spacing="normal" fo:font-style="normal" fo:font-weight="bold" officeooo:rsid="0016808c" officeooo:paragraph-rsid="0016808c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b4b4b" loext:opacity="100%" style:font-name="Moderat" fo:letter-spacing="normal" fo:font-style="normal" fo:font-weight="normal"/>
    </style:style>
    <style:style style:name="P36" style:family="paragraph" style:parent-style-name="Standard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b4b4b" loext:opacity="100%" style:font-name="Moderat" fo:letter-spacing="normal" fo:font-style="normal" fo:font-weight="normal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b4b4b" loext:opacity="100%" fo:letter-spacing="normal"/>
    </style:style>
    <style:style style:name="P38" style:family="paragraph" style:parent-style-name="Standard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4b4b4b" loext:opacity="100%" fo:letter-spacing="normal"/>
    </style:style>
    <style:style style:name="P39" style:family="paragraph" style:parent-style-name="Standard">
      <style:text-properties officeooo:rsid="000516a4" officeooo:paragraph-rsid="000516a4"/>
    </style:style>
    <style:style style:name="P40" style:family="paragraph" style:parent-style-name="Standard">
      <style:text-properties officeooo:rsid="0011b53e" officeooo:paragraph-rsid="0011b53e"/>
    </style:style>
    <style:style style:name="P41" style:family="paragraph" style:parent-style-name="Table_20_Contents" style:list-style-name="L1">
      <style:paragraph-properties fo:line-height="115%"/>
    </style:style>
    <style:style style:name="P42" style:family="paragraph" style:parent-style-name="Table_20_Contents" style:list-style-name="L1">
      <style:paragraph-properties fo:line-height="115%"/>
      <style:text-properties officeooo:paragraph-rsid="00097421"/>
    </style:style>
    <style:style style:name="P43" style:family="paragraph" style:parent-style-name="Table_20_Contents" style:list-style-name="L1">
      <style:text-properties fo:color="#000000" loext:opacity="100%" style:font-name="Liberation Serif" fo:font-size="10pt" officeooo:paragraph-rsid="00097421" fo:background-color="transparent" style:font-size-asian="10pt" style:font-size-complex="10pt"/>
    </style:style>
    <style:style style:name="P44" style:family="paragraph" style:parent-style-name="Table_20_Contents" style:list-style-name="L1">
      <style:text-properties fo:color="#000000" loext:opacity="100%" style:font-name="Liberation Serif" fo:font-size="10pt" officeooo:paragraph-rsid="0008d959" fo:background-color="transparent" style:font-size-asian="10pt" style:font-size-complex="10pt"/>
    </style:style>
    <style:style style:name="P45" style:family="paragraph" style:parent-style-name="Table_20_Contents" style:list-style-name="L1">
      <style:text-properties fo:color="#000000" loext:opacity="100%" style:font-name="Liberation Serif" fo:font-size="10pt" officeooo:paragraph-rsid="00105dda" fo:background-color="transparent" style:font-size-asian="10pt" style:font-size-complex="10pt"/>
    </style:style>
    <style:style style:name="P46" style:family="paragraph" style:parent-style-name="Table_20_Contents" style:list-style-name="L1">
      <style:paragraph-properties fo:line-height="115%"/>
      <style:text-properties fo:color="#000000" loext:opacity="100%" style:font-name="Liberation Serif" fo:font-size="10pt" fo:font-weight="normal" officeooo:paragraph-rsid="00070c98" fo:background-color="transparent" style:font-size-asian="10pt" style:font-weight-asian="normal" style:font-size-complex="10pt" style:font-weight-complex="normal"/>
    </style:style>
    <style:style style:name="P47" style:family="paragraph" style:parent-style-name="Table_20_Contents" style:list-style-name="L1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officeooo:paragraph-rsid="00097421" fo:background-color="transparent" style:font-size-asian="10pt" style:font-weight-asian="normal" style:font-size-complex="10pt" style:font-weight-complex="normal"/>
    </style:style>
    <style:style style:name="P48" style:family="paragraph" style:parent-style-name="Table_20_Contents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70c98" fo:background-color="transparent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officeooo:rsid="0011b53e" officeooo:paragraph-rsid="0011b53e"/>
    </style:style>
    <style:style style:name="P50" style:family="paragraph" style:parent-style-name="Table_20_Contents">
      <style:text-properties officeooo:rsid="0011b53e" officeooo:paragraph-rsid="00151353"/>
    </style:style>
    <style:style style:name="P51" style:family="paragraph" style:parent-style-name="Table_20_Contents">
      <style:text-properties officeooo:rsid="00124cac" officeooo:paragraph-rsid="00124cac"/>
    </style:style>
    <style:style style:name="P52" style:family="paragraph" style:parent-style-name="Table_20_Contents">
      <style:text-properties fo:font-weight="bold" officeooo:rsid="0011b53e" officeooo:paragraph-rsid="0011b53e" style:font-weight-asian="bold" style:font-weight-complex="bold"/>
    </style:style>
    <style:style style:name="P53" style:family="paragraph" style:parent-style-name="Table_20_Contents">
      <style:text-properties fo:font-weight="bold" officeooo:rsid="00124cac" officeooo:paragraph-rsid="00124cac" style:font-weight-asian="bold" style:font-weight-complex="bold"/>
    </style:style>
    <style:style style:name="P54" style:family="paragraph" style:parent-style-name="Table_20_Contents">
      <style:text-properties officeooo:rsid="00142fe3" officeooo:paragraph-rsid="00142fe3"/>
    </style:style>
    <style:style style:name="P55" style:family="paragraph" style:parent-style-name="Table_20_Contents">
      <style:text-properties officeooo:rsid="00151353" officeooo:paragraph-rsid="00151353"/>
    </style:style>
    <style:style style:name="P56" style:family="paragraph" style:parent-style-name="Table_20_Contents">
      <style:text-properties officeooo:rsid="0016808c" officeooo:paragraph-rsid="0016808c"/>
    </style:style>
    <style:style style:name="P57" style:family="paragraph" style:parent-style-name="Text_20_body" style:list-style-name="L1">
      <style:paragraph-properties fo:line-height="115%"/>
      <style:text-properties fo:color="#000000" loext:opacity="100%" style:font-name="Liberation Serif" fo:font-size="10pt" officeooo:paragraph-rsid="00070c98" fo:background-color="transparent" style:font-size-asian="10pt" style:font-size-complex="10pt"/>
    </style:style>
    <style:style style:name="P58" style:family="paragraph" style:parent-style-name="Text_20_body" style:list-style-name="L1">
      <style:paragraph-properties fo:line-height="115%"/>
      <style:text-properties fo:color="#000000" loext:opacity="100%" style:font-name="Liberation Serif" fo:font-size="10pt" officeooo:paragraph-rsid="00097421" fo:background-color="transparent" style:font-size-asian="10pt" style:font-size-complex="10pt"/>
    </style:style>
    <style:style style:name="P59" style:family="paragraph" style:parent-style-name="Text_20_body" style:list-style-name="L1">
      <style:paragraph-properties fo:line-height="115%"/>
      <style:text-properties fo:color="#000000" loext:opacity="100%" style:font-name="Liberation Serif" fo:font-size="10pt" officeooo:paragraph-rsid="000ced68" fo:background-color="transparent" style:font-size-asian="10pt" style:font-size-complex="10pt"/>
    </style:style>
    <style:style style:name="P60" style:family="paragraph" style:parent-style-name="Text_20_body" style:list-style-name="L1">
      <style:paragraph-properties fo:margin-top="0cm" fo:margin-bottom="0.085cm" style:contextual-spacing="false" fo:line-height="115%" fo:orphans="2" fo:widows="2" fo:padding="0cm" fo:border="none"/>
      <style:text-properties fo:color="#000000" loext:opacity="100%" style:font-name="Liberation Serif" fo:font-size="10pt" fo:background-color="transparent" style:font-size-asian="10pt" style:font-size-complex="10pt"/>
    </style:style>
    <style:style style:name="P61" style:family="paragraph" style:parent-style-name="Text_20_body" style:list-style-name="L1">
      <style:paragraph-properties fo:margin-top="0cm" fo:margin-bottom="0.085cm" style:contextual-spacing="false" fo:line-height="115%" fo:text-align="start" style:justify-single-word="false" fo:orphans="2" fo:widows="2" fo:padding="0cm" fo:border="none"/>
      <style:text-properties fo:color="#000000" loext:opacity="100%" style:font-name="Liberation Serif" fo:font-size="10pt" fo:background-color="transparent" style:font-size-asian="10pt" style:font-size-complex="10pt"/>
    </style:style>
    <style:style style:name="P62" style:family="paragraph" style:parent-style-name="Text_20_body" style:list-style-name="L1">
      <style:paragraph-properties fo:margin-top="0cm" fo:margin-bottom="0.085cm" style:contextual-spacing="false" fo:text-align="start" style:justify-single-word="false" fo:orphans="2" fo:widows="2" fo:padding="0cm" fo:border="none"/>
      <style:text-properties fo:color="#000000" loext:opacity="100%" style:font-name="Liberation Serif" fo:font-size="10pt" fo:background-color="transparent" style:font-size-asian="10pt" style:font-size-complex="10pt"/>
    </style:style>
    <style:style style:name="P63" style:family="paragraph" style:parent-style-name="Text_20_body" style:list-style-name="L2">
      <style:paragraph-properties fo:margin-top="0cm" fo:margin-bottom="0.247cm" style:contextual-spacing="false" fo:line-height="115%" fo:text-align="start" style:justify-single-word="false" fo:orphans="2" fo:widows="2" fo:padding="0cm" fo:border="none"/>
    </style:style>
    <style:style style:name="P64" style:family="paragraph" style:parent-style-name="Text_20_body" style:list-style-name="L1">
      <style:paragraph-properties fo:line-height="115%"/>
      <style:text-properties officeooo:paragraph-rsid="000efe58"/>
    </style:style>
    <style:style style:name="P65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70c98" fo:background-color="transparent" style:font-size-asian="10pt" style:font-weight-asian="normal" style:font-size-complex="10pt" style:font-weight-complex="normal"/>
    </style:style>
    <style:style style:name="P66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97421" fo:background-color="transparent" style:font-size-asian="10pt" style:font-weight-asian="normal" style:font-size-complex="10pt" style:font-weight-complex="normal"/>
    </style:style>
    <style:style style:name="P67" style:family="paragraph" style:parent-style-name="Text_20_body" style:list-style-name="L1">
      <style:paragraph-properties fo:margin-top="0cm" fo:margin-bottom="0.085cm" style:contextual-spacing="false" fo:line-height="115%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68" style:family="paragraph" style:parent-style-name="Text_20_body" style:list-style-name="L1">
      <style:paragraph-properties fo:margin-top="0cm" fo:margin-bottom="0.085cm" style:contextual-spacing="false" fo:line-height="115%" fo:orphans="2" fo:widows="2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69" style:family="paragraph" style:parent-style-name="Text_20_body" style:list-style-name="L1">
      <style:paragraph-properties fo:margin-top="0cm" fo:margin-bottom="0.085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70" style:family="paragraph" style:parent-style-name="Text_20_body" style:list-style-name="L1">
      <style:paragraph-properties fo:margin-top="0cm" fo:margin-bottom="0.085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70c98" fo:background-color="transparent" style:font-size-asian="10pt" style:font-weight-asian="normal" style:font-size-complex="10pt" style:font-weight-complex="normal"/>
    </style:style>
    <style:style style:name="P71" style:family="paragraph" style:parent-style-name="Text_20_body">
      <style:text-properties fo:font-variant="normal" fo:text-transform="none" fo:color="#000000" loext:opacity="100%" style:font-name="Liberation Serif" fo:font-size="10pt" fo:letter-spacing="normal" fo:font-style="normal" fo:font-weight="normal" officeooo:paragraph-rsid="00097421" fo:background-color="transparent" style:font-size-asian="10pt" style:font-weight-asian="normal" style:font-size-complex="10pt" style:font-weight-complex="normal"/>
    </style:style>
    <style:style style:name="P72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97421" officeooo:paragraph-rsid="00097421" fo:background-color="transparent" style:font-size-asian="10pt" style:font-weight-asian="normal" style:font-size-complex="10pt" style:font-weight-complex="normal"/>
    </style:style>
    <style:style style:name="P73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97421" officeooo:paragraph-rsid="000c6217" fo:background-color="transparent" style:font-size-asian="10pt" style:font-weight-asian="normal" style:font-size-complex="10pt" style:font-weight-complex="normal"/>
    </style:style>
    <style:style style:name="P74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97421" officeooo:paragraph-rsid="000c94b5" fo:background-color="transparent" style:font-size-asian="10pt" style:font-weight-asian="normal" style:font-size-complex="10pt" style:font-weight-complex="normal"/>
    </style:style>
    <style:style style:name="P75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paragraph-rsid="00097421" fo:background-color="transparent" style:font-size-asian="10pt" style:font-weight-asian="normal" style:font-size-complex="10pt" style:font-weight-complex="normal"/>
    </style:style>
    <style:style style:name="P76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rsid="000e301c" officeooo:paragraph-rsid="000e301c" fo:background-color="transparent" style:font-size-asian="10pt" style:font-weight-asian="normal" style:font-size-complex="10pt" style:font-weight-complex="normal"/>
    </style:style>
    <style:style style:name="P77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ced68" officeooo:paragraph-rsid="000ced68" fo:background-color="transparent" style:font-size-asian="10pt" style:font-weight-asian="normal" style:font-size-complex="10pt" style:font-weight-complex="normal"/>
    </style:style>
    <style:style style:name="P78" style:family="paragraph" style:parent-style-name="Text_20_body" style:list-style-name="L1">
      <style:paragraph-properties fo:margin-top="0cm" fo:margin-bottom="0.085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79" style:family="paragraph" style:parent-style-name="Text_20_body" style:list-style-name="L3">
      <style:paragraph-properties fo:margin-top="0cm" fo:margin-bottom="0.085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style:font-size-asian="10pt" style:font-size-complex="10pt"/>
    </style:style>
    <style:style style:name="P80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efe58" fo:background-color="transparent" style:font-size-asian="10pt" style:font-size-complex="10pt"/>
    </style:style>
    <style:style style:name="P81" style:family="paragraph" style:parent-style-name="Text_20_body" style:list-style-name="L1">
      <style:paragraph-properties fo:line-height="115%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ced68" fo:background-color="transparent" style:font-size-asian="10pt" style:font-size-complex="10pt"/>
    </style:style>
    <style:style style:name="P82" style:family="paragraph" style:parent-style-name="Text_20_body" style:list-style-name="L1">
      <style:paragraph-properties fo:margin-top="0cm" fo:margin-bottom="0.085cm" style:contextual-spacing="false" fo:line-height="115%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0pt" fo:letter-spacing="normal" fo:font-style="normal" fo:font-weight="normal" officeooo:paragraph-rsid="000df426" fo:background-color="transparent" style:font-size-asian="10pt" style:font-size-complex="10pt"/>
    </style:style>
    <style:style style:name="P83" style:family="paragraph" style:parent-style-name="Text_20_body">
      <style:text-properties fo:font-variant="normal" fo:text-transform="none" fo:color="#000000" loext:opacity="100%" style:font-name="Liberation Serif" fo:font-size="10pt" fo:letter-spacing="normal" fo:font-style="normal" fo:font-weight="normal" officeooo:rsid="000df426" officeooo:paragraph-rsid="000df426" fo:background-color="transparent" style:font-size-asian="10pt" style:font-size-complex="10pt"/>
    </style:style>
    <style:style style:name="P84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rsid="000df426" officeooo:paragraph-rsid="000df426" fo:background-color="transparent" style:font-size-asian="10pt" style:font-size-complex="10pt"/>
    </style:style>
    <style:style style:name="P85" style:family="paragraph" style:parent-style-name="Text_20_body">
      <style:text-properties fo:font-variant="normal" fo:text-transform="none" fo:color="#000000" loext:opacity="100%" style:font-name="Liberation Serif" fo:font-size="10pt" fo:letter-spacing="normal" fo:font-style="normal" fo:font-weight="normal" officeooo:paragraph-rsid="000df426" fo:background-color="transparent" style:font-size-asian="10pt" style:font-size-complex="10pt"/>
    </style:style>
    <style:style style:name="P86" style:family="paragraph" style:parent-style-name="Text_20_body" style:list-style-name="L1">
      <style:text-properties fo:font-variant="normal" fo:text-transform="none" fo:color="#000000" loext:opacity="100%" style:font-name="Liberation Serif" fo:font-size="10pt" fo:letter-spacing="normal" fo:font-style="normal" fo:font-weight="normal" officeooo:paragraph-rsid="000ced68" fo:background-color="transparent" style:font-size-asian="10pt" style:font-size-complex="10pt"/>
    </style:style>
    <style:style style:name="P87" style:family="paragraph" style:parent-style-name="Text_20_body" style:list-style-name="L1">
      <style:paragraph-properties fo:line-height="115%"/>
      <style:text-properties fo:font-variant="normal" fo:text-transform="none" fo:color="#202124" loext:opacity="100%" style:font-name="Liberation Serif" fo:font-size="10pt" fo:letter-spacing="normal" fo:font-style="normal" fo:font-weight="normal" officeooo:paragraph-rsid="00097421" fo:background-color="transparent" style:font-size-asian="10pt" style:font-weight-asian="normal" style:font-size-complex="10pt" style:font-weight-complex="normal"/>
    </style:style>
    <style:style style:name="P88" style:family="paragraph" style:parent-style-name="Text_20_body" style:list-style-name="L1">
      <style:paragraph-properties fo:margin-top="0cm" fo:margin-bottom="0.085cm" style:contextual-spacing="false" fo:line-height="115%" fo:orphans="2" fo:widows="2" fo:padding="0cm" fo:border="none"/>
      <style:text-properties style:font-name="Liberation Serif" fo:font-size="10pt" fo:font-weight="normal" officeooo:paragraph-rsid="000efe58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officeooo:rsid="00042502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officeooo:rsid="00097421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0pt" fo:letter-spacing="normal" fo:font-style="normal" style:text-underline-style="none" fo:font-weight="normal" officeooo:rsid="000516a4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0pt" fo:letter-spacing="normal" fo:font-style="normal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097421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0f6a67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loext:opacity="100%" style:font-name="Liberation Serif" fo:font-size="10pt" fo:letter-spacing="normal" style:text-underline-style="none" fo:font-weight="normal" officeooo:rsid="00042502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10pt" fo:letter-spacing="normal" fo:font-style="normal" style:text-underline-style="none" fo:font-weight="normal" officeooo:rsid="00042502" style:text-blinking="false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097421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0adf3f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background-color="transparent" loext:char-shading-value="0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097421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0ced68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0c94b5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0c94b5"/>
    </style:style>
    <style:style style:name="T21" style:family="text">
      <style:text-properties fo:font-variant="normal" fo:text-transform="none" fo:letter-spacing="normal" fo:font-style="normal" fo:font-weight="normal" officeooo:rsid="000ced68"/>
    </style:style>
    <style:style style:name="T22" style:family="text">
      <style:text-properties fo:font-variant="normal" fo:text-transform="none" fo:letter-spacing="normal" fo:font-style="normal" fo:font-weight="normal" officeooo:rsid="000df426"/>
    </style:style>
    <style:style style:name="T23" style:family="text">
      <style:text-properties fo:font-variant="normal" fo:text-transform="none" fo:letter-spacing="normal" fo:font-style="normal" fo:font-weight="normal" officeooo:rsid="000f6a67"/>
    </style:style>
    <style:style style:name="T24" style:family="text">
      <style:text-properties fo:font-variant="normal" fo:text-transform="none" fo:letter-spacing="normal" fo:font-style="normal" officeooo:rsid="00070c98"/>
    </style:style>
    <style:style style:name="T25" style:family="text">
      <style:text-properties fo:font-variant="normal" fo:text-transform="none" fo:letter-spacing="normal" fo:font-style="normal" loext:padding="0cm" loext:border="none"/>
    </style:style>
    <style:style style:name="T26" style:family="text">
      <style:text-properties fo:font-variant="normal" fo:text-transform="none" fo:letter-spacing="normal" fo:font-style="normal" officeooo:rsid="000f6a67" loext:padding="0cm" loext:border="none"/>
    </style:style>
    <style:style style:name="T27" style:family="text">
      <style:text-properties style:text-underline-style="none" fo:font-weight="normal" officeooo:rsid="00042502" style:font-weight-asian="normal" style:font-weight-complex="normal"/>
    </style:style>
    <style:style style:name="T28" style:family="text">
      <style:text-properties style:text-underline-style="none" fo:font-weight="normal" officeooo:rsid="000516a4" style:font-weight-asian="normal" style:font-weight-complex="normal"/>
    </style:style>
    <style:style style:name="T29" style:family="text">
      <style:text-properties style:text-underline-style="none" fo:font-weight="normal" officeooo:rsid="00097421" style:font-weight-asian="normal" style:font-weight-complex="normal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font-name="Liberation Serif" fo:font-size="10pt" style:text-underline-style="none" fo:font-weight="normal" officeooo:rsid="00042502" fo:background-color="transparent" loext:char-shading-value="0" style:font-size-asian="10pt" style:font-weight-asian="normal" style:font-size-complex="10pt" style:font-weight-complex="normal"/>
    </style:style>
    <style:style style:name="T32" style:family="text">
      <style:text-properties fo:color="#000000" loext:opacity="100%" fo:font-weight="normal"/>
    </style:style>
    <style:style style:name="T33" style:family="text">
      <style:text-properties officeooo:rsid="00070c98"/>
    </style:style>
    <style:style style:name="T34" style:family="text">
      <style:text-properties fo:font-weight="bold"/>
    </style:style>
    <style:style style:name="T35" style:family="text">
      <style:text-properties officeooo:rsid="0008d959"/>
    </style:style>
    <style:style style:name="T36" style:family="text">
      <style:text-properties officeooo:rsid="000adf3f"/>
    </style:style>
    <style:style style:name="T37" style:family="text">
      <style:text-properties officeooo:rsid="000c6217"/>
    </style:style>
    <style:style style:name="T38" style:family="text">
      <style:text-properties officeooo:rsid="000c94b5"/>
    </style:style>
    <style:style style:name="T39" style:family="text">
      <style:text-properties officeooo:rsid="000df426"/>
    </style:style>
    <style:style style:name="T40" style:family="text">
      <style:text-properties officeooo:rsid="000df426" style:font-weight-asian="normal" style:font-weight-complex="normal"/>
    </style:style>
    <style:style style:name="T41" style:family="text">
      <style:text-properties officeooo:rsid="000ced68" style:font-weight-asian="normal" style:font-weight-complex="normal"/>
    </style:style>
    <style:style style:name="T42" style:family="text">
      <style:text-properties officeooo:rsid="000f6a67"/>
    </style:style>
    <style:style style:name="T43" style:family="text">
      <style:text-properties style:font-name="Moderat" fo:font-style="normal" fo:font-weight="normal"/>
    </style:style>
    <style:style style:name="T44" style:family="text">
      <style:text-properties style:font-name="Moderat" fo:font-weight="normal"/>
    </style:style>
    <style:style style:name="T45" style:family="text">
      <style:text-properties officeooo:rsid="00142fe3"/>
    </style:style>
    <style:style style:name="T46" style:family="text">
      <style:text-properties style:font-name="var joy-font-family-title" fo:font-style="normal" fo:font-weight="bold"/>
    </style:style>
    <style:style style:name="T47" style:family="text">
      <style:text-properties officeooo:rsid="00151353"/>
    </style:style>
    <style:style style:name="T48" style:family="text">
      <style:text-properties officeooo:rsid="0016808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35">différents </text:span>métiers du WEB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104401545056">
          <table:table-cell table:style-name="Tableau1.A1" office:value-type="string">
            <text:p text:style-name="P3">Domaine</text:p>
          </table:table-cell>
          <table:table-cell table:style-name="Tableau1.A1" office:value-type="string">
            <text:p text:style-name="P3">Fonction</text:p>
          </table:table-cell>
          <table:table-cell table:style-name="Tableau1.A1" office:value-type="string">
            <text:p text:style-name="P22">Objectif</text:p>
          </table:table-cell>
          <table:table-cell table:style-name="Tableau1.A1" office:value-type="string">
            <text:p text:style-name="P24">Hard Skills</text:p>
          </table:table-cell>
          <table:table-cell table:style-name="Tableau1.E1" office:value-type="string">
            <text:p text:style-name="P23">Soft Skills</text:p>
          </table:table-cell>
        </table:table-row>
        <table:table-row table:style-name="TableLine2104401542464">
          <table:table-cell table:style-name="Tableau1.A2" office:value-type="string">
            <text:p text:style-name="P2">Marketing</text:p>
          </table:table-cell>
          <table:table-cell table:style-name="Tableau1.A2" office:value-type="string">
            <text:p text:style-name="P27">Expert SEO</text:p>
          </table:table-cell>
          <table:table-cell table:style-name="Tableau1.A2" office:value-type="string">
            <text:p text:style-name="P15"><text:span text:style-name="T42">C</text:span>harg<text:span text:style-name="T42">é</text:span> d'optimiser la performance, la visibilité et la notoriété d'un site pour en augmenter l'audience </text:p>
          </table:table-cell>
          <table:table-cell table:style-name="Tableau1.A2" office:value-type="string">
            <text:list xml:id="list2912110078" text:style-name="L1">
              <text:list-item>
                <text:p text:style-name="P41"><text:span text:style-name="T2">haut niveau de </text:span><text:span text:style-name="Strong_20_Emphasis"><text:span text:style-name="T2">compétences techniques</text:span></text:span><text:span text:style-name="T8"> </text:span><text:span text:style-name="T2">notamment dans le monde de la </text:span><text:span text:style-name="Strong_20_Emphasis"><text:span text:style-name="T2">programmation </text:span></text:span><text:span text:style-name="T2">en maîtrisant plusieurs langages (HTML, CSS, PHP, etc.)</text:span><text:span text:style-name="T31"> </text:span></text:p>
              </text:list-item>
              <text:list-item>
                <text:p text:style-name="P41"><text:span text:style-name="T2">connaissance approfondie du mode de </text:span><text:a xlink:type="simple" xlink:href="https://justsearch.fr/blog/retour-evolution-algorithme-google/" text:style-name="Internet_20_link" text:visited-style-name="Visited_20_Internet_20_Link"><text:span text:style-name="Strong_20_Emphasis"><text:span text:style-name="T9">fonctionnement des algorithmes</text:span></text:span></text:a><text:span text:style-name="T8"> </text:span><text:span text:style-name="T2">des moteurs de recherche</text:span><text:span text:style-name="T31"> </text:span></text:p>
              </text:list-item>
              <text:list-item>
                <text:p text:style-name="P41"><text:span text:style-name="T2">maîtrise les </text:span><text:span text:style-name="Strong_20_Emphasis"><text:span text:style-name="T2">différentes subtilités du webmarketing</text:span></text:span><text:span text:style-name="T31"> </text:span></text:p>
              </text:list-item>
              <text:list-item>
                <text:p text:style-name="P42"><text:span text:style-name="T3">capacité </text:span><text:span text:style-name="T4">à </text:span><text:span text:style-name="Strong_20_Emphasis"><text:span text:style-name="T1">cerner le secteur d’activité</text:span></text:span><text:span text:style-name="T1"> du client</text:span></text:p>
              </text:list-item>
            </text:list>
          </table:table-cell>
          <table:table-cell table:style-name="Tableau1.E2" office:value-type="string">
            <text:list xml:id="list114052911311085" text:continue-numbering="true" text:style-name="L1">
              <text:list-item>
                <text:p text:style-name="P43"><text:span text:style-name="T27">c</text:span><text:span text:style-name="T28">apacité </text:span><text:span text:style-name="T29">d’écoute </text:span></text:p>
                <text:p text:style-name="P47"/>
              </text:list-item>
            </text:list>
          </table:table-cell>
        </table:table-row>
        <table:table-row table:style-name="TableLine2104401537856"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9">Community Manager</text:p>
          </table:table-cell>
          <table:table-cell table:style-name="Tableau1.A2" office:value-type="string">
            <text:p text:style-name="P15"><text:span text:style-name="T14">Crée des contenus pour les réseaux sociaux, animer une communauté </text:span><text:span text:style-name="T24">et</text:span><text:span text:style-name="T14"> <text:s/>analyser </text:span><text:span text:style-name="T24">l</text:span><text:span text:style-name="T14">es données</text:span> </text:p>
          </table:table-cell>
          <table:table-cell table:style-name="Tableau1.A2" office:value-type="string">
            <text:list xml:id="list114053118884100" text:continue-numbering="true" text:style-name="L1">
              <text:list-item>
                <text:p text:style-name="P57"><text:span text:style-name="T16">Participe au développement de la </text:span><text:span text:style-name="Strong_20_Emphasis"><text:span text:style-name="T16">stratégie de communication</text:span></text:span><text:span text:style-name="T16"> </text:span></text:p>
              </text:list-item>
              <text:list-item text:style-override="L2">
                <text:p text:style-name="P63"><text:span text:style-name="Strong_20_Emphasis"><text:span text:style-name="T5">Production de contenus</text:span></text:span><text:span text:style-name="T5"> sur le net (éditorial, photo, vidéo, son)</text:span></text:p>
              </text:list-item>
              <text:list-item text:style-override="L2">
                <text:p text:style-name="P63"><text:span text:style-name="Strong_20_Emphasis"><text:span text:style-name="T5">Animation de communautés</text:span></text:span></text:p>
              </text:list-item>
              <text:list-item text:style-override="L2">
                <text:p text:style-name="P63"><text:span text:style-name="Strong_20_Emphasis"><text:span text:style-name="T5">Planification</text:span></text:span><text:span text:style-name="T5"> des posts (contenus)</text:span></text:p>
              </text:list-item>
              <text:list-item text:style-override="L2">
                <text:p text:style-name="P63"><text:span text:style-name="Strong_20_Emphasis"><text:span text:style-name="T5">Interaction</text:span></text:span><text:span text:style-name="T5"> avec ses membres (réponses aux questions, création d’échanges)</text:span></text:p>
              </text:list-item>
              <text:list-item text:style-override="L2">
                <text:p text:style-name="P63"><text:span text:style-name="Strong_20_Emphasis"><text:span text:style-name="T5">Conversion</text:span></text:span><text:span text:style-name="T5"> de ses internautes en relais d’informations</text:span></text:p>
              </text:list-item>
              <text:list-item text:style-override="L2">
                <text:p text:style-name="P63"><text:span text:style-name="Strong_20_Emphasis"><text:span text:style-name="T5">Evénements</text:span></text:span><text:span text:style-name="T5"> (conception, mise en place, communication en rapport...)</text:span></text:p>
              </text:list-item>
              <text:list-item text:style-override="L2">
                <text:p text:style-name="P63"><text:span text:style-name="Strong_20_Emphasis"><text:span text:style-name="T5">Augmenter la présence digitale</text:span></text:span><text:span text:style-name="T5"> et accroître la visibilité de la société sur le web</text:span></text:p>
              </text:list-item>
              <text:list-item text:style-override="L2">
                <text:p text:style-name="P63"><text:span text:style-name="Strong_20_Emphasis"><text:span text:style-name="T5">Fidéliser</text:span></text:span><text:span text:style-name="T5"> et </text:span><text:span text:style-name="Strong_20_Emphasis"><text:span text:style-name="T5">acquérir</text:span></text:span><text:span text:style-name="T5"> de nouveaux </text:span><text:soft-page-break/><text:span text:style-name="T5">clients</text:span></text:p>
              </text:list-item>
            </text:list>
          </table:table-cell>
          <table:table-cell table:style-name="Tableau1.E2" office:value-type="string">
            <text:list xml:id="list114052654249966" text:continue-numbering="true" text:style-name="L1">
              <text:list-item>
                <text:p text:style-name="P44"><text:span text:style-name="T33">Créativité, </text:span><text:span text:style-name="T15">Autonomie et réactivité</text:span> </text:p>
              </text:list-item>
              <text:list-item>
                <text:p text:style-name="P44"><text:span text:style-name="T15">Modérateur et diplomate</text:span> </text:p>
              </text:list-item>
              <text:list-item>
                <text:p text:style-name="P44"><text:span text:style-name="T15">Bon communiquant et bon rédacteur</text:span> </text:p>
              </text:list-item>
            </text:list>
          </table:table-cell>
        </table:table-row>
        <table:table-row table:style-name="TableLine2104401541312">
          <table:table-cell table:style-name="Tableau1.A2" office:value-type="string">
            <text:p text:style-name="P5">Tests</text:p>
          </table:table-cell>
          <table:table-cell table:style-name="Tableau1.A2" office:value-type="string">
            <text:p text:style-name="P10">Testeur</text:p>
          </table:table-cell>
          <table:table-cell table:style-name="Tableau1.A2" office:value-type="string">
            <text:p text:style-name="P15"><text:span text:style-name="T24">E</text:span><text:span text:style-name="T14">tabli</text:span><text:span text:style-name="T24">t</text:span><text:span text:style-name="T14"> des stratégies, élabore et exécute les tests, analyse les résultats, rédige des rapports et transmet les anomalies détectées au développeur informatique, chargé des corrections</text:span> </text:p>
          </table:table-cell>
          <table:table-cell table:style-name="Tableau1.A2" office:value-type="string">
            <text:list xml:id="list114053505082096" text:continue-numbering="true" text:style-name="L1">
              <text:list-item>
                <text:p text:style-name="P48">Programmation objet,</text:p>
              </text:list-item>
              <text:list-item>
                <text:p text:style-name="P46"><text:span text:style-name="T24">Gestion des B</text:span><text:span text:style-name="T14">ases de données,</text:span></text:p>
              </text:list-item>
              <text:list-item>
                <text:p text:style-name="P46"><text:span text:style-name="T24">A</text:span><text:span text:style-name="T14">nglais professionnel et technique, </text:span></text:p>
              </text:list-item>
              <text:list-item>
                <text:p text:style-name="P46"><text:span text:style-name="T24">M</text:span><text:span text:style-name="T14">éthodologie de développement</text:span> </text:p>
              </text:list-item>
              <text:list-item>
                <text:p text:style-name="P46"><text:span text:style-name="T24">A</text:span><text:span text:style-name="T14">nalyse du besoin des utilisateurs</text:span> </text:p>
              </text:list-item>
            </text:list>
          </table:table-cell>
          <table:table-cell table:style-name="Tableau1.E2" office:value-type="string">
            <text:list xml:id="list114052448453486" text:continue-numbering="true" text:style-name="L1">
              <text:list-item>
                <text:p text:style-name="P45"><text:span text:style-name="T15">Autonomie et réactivité</text:span> </text:p>
              </text:list-item>
            </text:list>
          </table:table-cell>
        </table:table-row>
        <table:table-row table:style-name="TableLine2104401538432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0">QA Manager</text:p>
          </table:table-cell>
          <table:table-cell table:style-name="Tableau1.A2" office:value-type="string">
            <text:p text:style-name="P16"><text:span text:style-name="T33">Responsable du Testeur, il</text:span><text:span text:style-name="T25"> met en place tous les outils et les procédés pour tester les applications ou sprint qui sont développés </text:span></text:p>
            <text:p text:style-name="P28"/>
            <text:p text:style-name="P16"><text:span text:style-name="T26">G</text:span><text:span text:style-name="T25">aranti</text:span><text:span text:style-name="T26">t</text:span><text:span text:style-name="T25"> le bon fonctionnement des logiciels en trouvant les bugs et problèmes potentiels d'un logiciel en les testant régulièrement </text:span></text:p>
            <text:p text:style-name="P29"/>
          </table:table-cell>
          <table:table-cell table:style-name="Tableau1.A2" office:value-type="string">
            <text:list xml:id="list114052393079752" text:continue-numbering="true" text:style-name="L1">
              <text:list-item>
                <text:p text:style-name="P65">Connaissance des concepts, outils et méthodes du management de la qualité</text:p>
              </text:list-item>
              <text:list-item>
                <text:p text:style-name="P67">Maîtrise des normes ISO.</text:p>
              </text:list-item>
              <text:list-item>
                <text:p text:style-name="P67">Rigueur, organisation et esprit analytique.</text:p>
              </text:list-item>
            </text:list>
          </table:table-cell>
          <table:table-cell table:style-name="Tableau1.E2" office:value-type="string">
            <text:list xml:id="list114053623683814" text:continue-numbering="true" text:style-name="L1">
              <text:list-item>
                <text:p text:style-name="P69">Aptitude à communiquer (à l'oral et à l'écrit) et à convaincre.</text:p>
              </text:list-item>
              <text:list-item>
                <text:p text:style-name="P70">Pédagogie, diplomatie et bonnes capacités d'écoute</text:p>
              </text:list-item>
            </text:list>
          </table:table-cell>
        </table:table-row>
        <table:table-row table:style-name="TableLine2104401538720">
          <table:table-cell table:style-name="Tableau1.A2" office:value-type="string">
            <text:p text:style-name="P5">Produit</text:p>
          </table:table-cell>
          <table:table-cell table:style-name="Tableau1.A2" office:value-type="string">
            <text:p text:style-name="P10">Chef de Projet</text:p>
          </table:table-cell>
          <table:table-cell table:style-name="Tableau1.A2" office:value-type="string">
            <text:p text:style-name="P26"><text:span text:style-name="Strong_20_Emphasis"><text:span text:style-name="T7">R</text:span></text:span><text:span text:style-name="Strong_20_Emphasis"><text:span text:style-name="T5">esponsable du bon déroulement d’un projet à toutes ses étapes clés : définition de l’ensemble des aspect techniques, pilotage, suivi, coordination, tests et recettes </text:span></text:span></text:p>
            <text:p text:style-name="P26"><text:span text:style-name="Strong_20_Emphasis"><text:span text:style-name="T5">Élabore </text:span></text:span><text:span text:style-name="Strong_20_Emphasis"><text:span text:style-name="T6">ou analyse un</text:span></text:span><text:span text:style-name="Strong_20_Emphasis"><text:span text:style-name="T5"> cahier des charges</text:span></text:span></text:p>
            <text:p text:style-name="P26"><text:span text:style-name="Strong_20_Emphasis"><text:span text:style-name="T5">Pilote l’état d’avancement</text:span></text:span><text:span text:style-name="T5"> (création des tableaux de bord, choix des indicateurs, planification des réunions, …) </text:span></text:p>
            <text:p text:style-name="P71"/>
            <text:p text:style-name="P16"/>
          </table:table-cell>
          <table:table-cell table:style-name="Tableau1.A2" office:value-type="string">
            <text:list xml:id="list114053204658301" text:continue-numbering="true" text:style-name="L1">
              <text:list-item>
                <text:p text:style-name="P87"><text:span text:style-name="T30">connaître les </text:span><text:span text:style-name="Strong_20_Emphasis"><text:span text:style-name="T32">méthodes de gestion de projets informatiques</text:span></text:span></text:p>
              </text:list-item>
              <text:list-item>
                <text:p text:style-name="P87"><text:span text:style-name="Strong_20_Emphasis"><text:span text:style-name="T32">maitriser les outils de modélisation </text:span></text:span><text:span text:style-name="T30"><text:s/></text:span></text:p>
              </text:list-item>
              <text:list-item>
                <text:p text:style-name="P88"><text:span text:style-name="Strong_20_Emphasis"><text:span text:style-name="T10">Définir le budget prévisionnel, </text:span></text:span><text:span text:style-name="Strong_20_Emphasis"><text:span text:style-name="T11">s’assurer d</text:span></text:span><text:span text:style-name="Strong_20_Emphasis"><text:span text:style-name="T12">e son </text:span></text:span><text:span text:style-name="Strong_20_Emphasis"><text:span text:style-name="T11">respect</text:span></text:span><text:span text:style-name="Strong_20_Emphasis"><text:span text:style-name="T10"> </text:span></text:span></text:p>
              </text:list-item>
              <text:list-item>
                <text:p text:style-name="P88"><text:span text:style-name="Strong_20_Emphasis"><text:span text:style-name="T10">Évaluer les risques</text:span></text:span><text:span text:style-name="T13"> (coûts, délais, …) ;</text:span></text:p>
              </text:list-item>
              <text:list-item>
                <text:p text:style-name="P68">Maîtriser les techniques et les méthodes de programmation.</text:p>
              </text:list-item>
              <text:list-item>
                <text:p text:style-name="P60"><text:span text:style-name="T17">Garant du respect des </text:span><text:span text:style-name="T16">Normes, </text:span><text:span text:style-name="T17">P</text:span><text:span text:style-name="T16">rocédures </text:span><text:span text:style-name="T17">et </text:span><text:span text:style-name="T16">Démarche</text:span><text:span text:style-name="T17">s</text:span><text:span text:style-name="T16"> qualité</text:span></text:p>
              </text:list-item>
              <text:list-item>
                <text:p text:style-name="P64"><text:span text:style-name="Strong_20_Emphasis"><text:span text:style-name="T5">Organiser et animer les comités de pilotage</text:span></text:span><text:span text:style-name="T5"> auprès des décideurs ;</text:span></text:p>
              </text:list-item>
              <text:list-item>
                <text:p text:style-name="P64"><text:span text:style-name="Strong_20_Emphasis"><text:span text:style-name="T5">Superviser et coordonner</text:span></text:span><text:span text:style-name="T5"> le travail de l’ensemble des parties prenantes ;</text:span></text:p>
              </text:list-item>
              <text:list-item>
                <text:p text:style-name="P64"><text:soft-page-break/><text:span text:style-name="Strong_20_Emphasis"><text:span text:style-name="T5">Vérifier et valider les livrables</text:span></text:span></text:p>
              </text:list-item>
              <text:list-item>
                <text:p text:style-name="P64"><text:span text:style-name="Strong_20_Emphasis"><text:span text:style-name="T5">Suivre le déploiemen</text:span></text:span></text:p>
              </text:list-item>
            </text:list>
          </table:table-cell>
          <table:table-cell table:style-name="Tableau1.E2" office:value-type="string">
            <text:list xml:id="list114053117635034" text:continue-numbering="true" text:style-name="L1">
              <text:list-item>
                <text:p text:style-name="P72">Animateur et Rassembleur</text:p>
              </text:list-item>
              <text:list-item>
                <text:p text:style-name="P75">Rigueur et autonomie</text:p>
              </text:list-item>
              <text:list-item>
                <text:p text:style-name="P75">Bonnes qualités relationnelles et de communication afin d'assurer une collaboration efficace avec son client, et avec <text:span text:style-name="T36">s</text:span>es <text:span text:style-name="T36">équipes</text:span></text:p>
              </text:list-item>
            </text:list>
          </table:table-cell>
        </table:table-row>
        <table:table-row table:style-name="TableLine2104401539008"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11">Product Owner</text:p>
          </table:table-cell>
          <table:table-cell table:style-name="Tableau1.A2" office:value-type="string">
            <text:p text:style-name="P18"><text:span text:style-name="T23">M</text:span><text:span text:style-name="T15">et en place les premiers tests avec l'équipe technique et répond à leurs questions pour faire évoluer la solution. </text:span></text:p>
            <text:p text:style-name="P18"><text:span text:style-name="T23">O</text:span><text:span text:style-name="T15">rganise les tests avec les utilisateurs ou clients, et récolte leurs avis pour améliorer le produit conformément à leurs besoins.</text:span> </text:p>
          </table:table-cell>
          <table:table-cell table:style-name="Tableau1.A2" office:value-type="string">
            <text:list xml:id="list114052985684139" text:continue-numbering="true" text:style-name="L1">
              <text:list-item>
                <text:p text:style-name="P66">connaissances des méthodes agiles / <text:span text:style-name="T37">Scrum</text:span> de développement </text:p>
              </text:list-item>
              <text:list-item>
                <text:p text:style-name="P66"><text:span text:style-name="T37">parfaite </text:span>connaissan<text:span text:style-name="T37">ce</text:span> <text:span text:style-name="T37">du </text:span>métier du client <text:span text:style-name="T37">et du produit qu’il représente</text:span></text:p>
              </text:list-item>
            </text:list>
          </table:table-cell>
          <table:table-cell table:style-name="Tableau1.E2" office:value-type="string">
            <text:list xml:id="list114052517214941" text:continue-numbering="true" text:style-name="L1">
              <text:list-item>
                <text:p text:style-name="P73">capacité d'écoute, </text:p>
              </text:list-item>
              <text:list-item>
                <text:p text:style-name="P73">sens de la négociation et de l'organisation </text:p>
              </text:list-item>
              <text:list-item>
                <text:p text:style-name="P73">excellent relationnel </text:p>
              </text:list-item>
              <text:list-item>
                <text:p text:style-name="P73">Rigoureux et pédagogue </text:p>
              </text:list-item>
              <text:list-item>
                <text:p text:style-name="P73">capacité à prendre des décisions </text:p>
              </text:list-item>
            </text:list>
          </table:table-cell>
        </table:table-row>
        <table:table-row table:style-name="TableLine2104401539296">
          <table:table-cell table:style-name="Tableau1.A2" office:value-type="string">
            <text:p text:style-name="P6">Design</text:p>
          </table:table-cell>
          <table:table-cell table:style-name="Tableau1.A2" office:value-type="string">
            <text:p text:style-name="P12">UI Designer</text:p>
          </table:table-cell>
          <table:table-cell table:style-name="Tableau1.A2" office:value-type="string">
            <text:p text:style-name="P19"><text:span text:style-name="T23">C</text:span><text:span text:style-name="T15">onçoit le design graphique d’un site internet (couleurs, animations, illustrations, typographie, etc.), dans le but de le rendre attractif pour l'utilisateur </text:span></text:p>
            <text:p text:style-name="P19"><text:span text:style-name="T23">R</text:span><text:span text:style-name="T20">especte l</text:span><text:span text:style-name="T15">es normes techniques </text:span><text:span text:style-name="T20">et les </text:span><text:span text:style-name="T15">principes d'identité d'une marque</text:span> </text:p>
            <text:p text:style-name="P21"><text:span text:style-name="T23">T</text:span><text:span text:style-name="T15">ravaille en collaboration avec le Graphiste</text:span></text:p>
          </table:table-cell>
          <table:table-cell table:style-name="Tableau1.A2" office:value-type="string">
            <text:list xml:id="list114054269286189" text:continue-numbering="true" text:style-name="L1">
              <text:list-item>
                <text:p text:style-name="P58"><text:span text:style-name="T16">maîtrise </text:span><text:span text:style-name="T18">technique </text:span><text:span text:style-name="T16">de logiciels de design </text:span><text:span text:style-name="T19">(</text:span><text:span text:style-name="T20">Adobe, Photoshop ou Illustrator</text:span><text:span text:style-name="T38"> </text:span><text:span text:style-name="T19">)</text:span></text:p>
              </text:list-item>
            </text:list>
          </table:table-cell>
          <table:table-cell table:style-name="Tableau1.E2" office:value-type="string">
            <text:list xml:id="list114054181387548" text:continue-numbering="true" text:style-name="L1">
              <text:list-item>
                <text:p text:style-name="P74">adaptabilité, </text:p>
              </text:list-item>
              <text:list-item>
                <text:p text:style-name="P74">créativité, </text:p>
              </text:list-item>
              <text:list-item>
                <text:p text:style-name="P74">sens de l'observation <text:span text:style-name="T38">et de l’</text:span>écoute, </text:p>
              </text:list-item>
              <text:list-item>
                <text:p text:style-name="P74"><text:span text:style-name="T38">créatif (</text:span>design<text:span text:style-name="T38">)</text:span></text:p>
              </text:list-item>
            </text:list>
          </table:table-cell>
        </table:table-row>
        <table:table-row table:style-name="TableLine2102627033184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2">Graphiste</text:p>
          </table:table-cell>
          <table:table-cell table:style-name="Tableau1.A2" office:value-type="string">
            <text:p text:style-name="P19"><text:span text:style-name="T21">En charge de </text:span><text:span text:style-name="T15">la création des visuels </text:span></text:p>
            <text:p text:style-name="P21"><text:span text:style-name="T23">T</text:span><text:span text:style-name="T15">ravaille en collaboration avec le UI Designer</text:span></text:p>
          </table:table-cell>
          <table:table-cell table:style-name="Tableau1.A2" office:value-type="string">
            <text:list xml:id="list114054350775411" text:continue-numbering="true" text:style-name="L1">
              <text:list-item>
                <text:p text:style-name="P76">Maitrise des outils de conception graphique (suite Adobe ...)</text:p>
              </text:list-item>
            </text:list>
          </table:table-cell>
          <table:table-cell table:style-name="Tableau1.E2" office:value-type="string">
            <text:list xml:id="list114053585351695" text:continue-numbering="true" text:style-name="L1">
              <text:list-item>
                <text:p text:style-name="P77">Créatif, curieux</text:p>
              </text:list-item>
              <text:list-item>
                <text:p text:style-name="P77">large culture visuelle </text:p>
              </text:list-item>
            </text:list>
          </table:table-cell>
        </table:table-row>
        <table:table-row table:style-name="TableLine2102627033472">
          <table:table-cell table:style-name="Tableau1.A2" office:value-type="string">
            <text:p text:style-name="P7">Data</text:p>
          </table:table-cell>
          <table:table-cell table:style-name="Tableau1.A2" office:value-type="string">
            <text:p text:style-name="P13">Data Analyst</text:p>
          </table:table-cell>
          <table:table-cell table:style-name="Tableau1.A2" office:value-type="string">
            <text:p text:style-name="P19"><text:span text:style-name="T23">C</text:span><text:span text:style-name="T15">ollecte et interpr</text:span><text:span text:style-name="T21">è</text:span><text:span text:style-name="T15">te les données de l'activité d'une entreprise afin de les mettre à disposition des équipes métiers</text:span> </text:p>
            <text:p text:style-name="P19"><text:soft-page-break/><text:span text:style-name="T23">S</text:span><text:span text:style-name="T15">tructur</text:span><text:span text:style-name="T21">e</text:span><text:span text:style-name="T15"> </text:span><text:span text:style-name="T21">l</text:span><text:span text:style-name="T15">es différentes bases de données entre elles</text:span> </text:p>
            <text:p text:style-name="P19"><text:span text:style-name="T15">Maîtrise </text:span><text:span text:style-name="T21">et suit</text:span><text:span text:style-name="T15"> la qualité des données</text:span> </text:p>
          </table:table-cell>
          <table:table-cell table:style-name="Tableau1.A2" office:value-type="string">
            <text:list xml:id="list114053322628997" text:continue-numbering="true" text:style-name="L1">
              <text:list-item>
                <text:p text:style-name="P59"><text:span text:style-name="T18">Maitrise des </text:span><text:span text:style-name="T15">langages de programmation tels que SQL, Python …</text:span></text:p>
              </text:list-item>
              <text:list-item>
                <text:p text:style-name="P59"><text:span text:style-name="T21">Maitrise </text:span><text:span text:style-name="T15">des outils d'analyse de données tels que Excel, Tableau ou Power BI </text:span><text:s/></text:p>
              </text:list-item>
            </text:list>
          </table:table-cell>
          <table:table-cell table:style-name="Tableau1.E2" office:value-type="string">
            <text:list xml:id="list114053435845159" text:continue-numbering="true" text:style-name="L1">
              <text:list-item>
                <text:p text:style-name="P77">Grande aisance rédactionnelle </text:p>
              </text:list-item>
              <text:list-item>
                <text:p text:style-name="P77">Esprit analytique et critique.</text:p>
              </text:list-item>
              <text:list-item>
                <text:p text:style-name="P78">Capacité à travailler en équipe.</text:p>
              </text:list-item>
              <text:list-item>
                <text:p text:style-name="P62"><text:soft-page-break/><text:span text:style-name="T21">Capacité d’Adaptation</text:span><text:span text:style-name="T15">.</text:span></text:p>
              </text:list-item>
              <text:list-item>
                <text:p text:style-name="P62"><text:span text:style-name="T21">C</text:span><text:span text:style-name="T15">ommuni</text:span><text:span text:style-name="T21">quant</text:span></text:p>
              </text:list-item>
            </text:list>
          </table:table-cell>
        </table:table-row>
        <table:table-row table:style-name="TableLine2102627037792">
          <table:table-cell table:style-name="Tableau1.A2" office:value-type="string">
            <text:p text:style-name="P7">Rédaction</text:p>
          </table:table-cell>
          <table:table-cell table:style-name="Tableau1.A2" office:value-type="string">
            <text:p text:style-name="P13">Rédacteur WEB</text:p>
          </table:table-cell>
          <table:table-cell table:style-name="Tableau1.A2" office:value-type="string">
            <text:p text:style-name="P19"><text:span text:style-name="T23">R</text:span><text:span text:style-name="T15">édige </text:span><text:span text:style-name="T23">l</text:span><text:span text:style-name="T15">es contenus adaptés à la stratégie éditoriale d'une entreprise, de façon à optimiser sa notoriété, son trafic et ses performances commerciales.</text:span> </text:p>
          </table:table-cell>
          <table:table-cell table:style-name="Tableau1.A2" office:value-type="string">
            <text:list xml:id="list114053841650086" text:continue-numbering="true" text:style-name="L1">
              <text:list-item>
                <text:p text:style-name="P80"><text:span text:style-name="T40">B</text:span><text:span text:style-name="T41">onne maîtrise de la langue</text:span></text:p>
              </text:list-item>
              <text:list-item>
                <text:p text:style-name="P80"><text:span text:style-name="T40">S</text:span><text:span text:style-name="T41">olide culture générale</text:span></text:p>
              </text:list-item>
            </text:list>
          </table:table-cell>
          <table:table-cell table:style-name="Tableau1.E2" office:value-type="string">
            <text:list xml:id="list114053178734662" text:continue-numbering="true" text:style-name="L1">
              <text:list-item>
                <text:p text:style-name="P62"><text:span text:style-name="T22">R</text:span><text:span text:style-name="T15">igoureux et organis</text:span><text:span text:style-name="T22">é</text:span></text:p>
              </text:list-item>
              <text:list-item>
                <text:p text:style-name="P62"><text:span text:style-name="T22">A</text:span><text:span text:style-name="T15">utonome.</text:span></text:p>
              </text:list-item>
            </text:list>
          </table:table-cell>
        </table:table-row>
        <table:table-row table:style-name="TableLine2102627035776">
          <table:table-cell table:style-name="Tableau1.A2" office:value-type="string">
            <text:p text:style-name="P8">Equipe</text:p>
          </table:table-cell>
          <table:table-cell table:style-name="Tableau1.A2" office:value-type="string">
            <text:p text:style-name="P14">Scrum Master</text:p>
          </table:table-cell>
          <table:table-cell table:style-name="Tableau1.A2" office:value-type="string">
            <text:p text:style-name="P17"><text:span text:style-name="T15">Sout</text:span><text:span text:style-name="T23">ient et </text:span><text:span text:style-name="T15">motive les membres de l'équipe </text:span><text:span text:style-name="T22">de développement pour créer des produits de grande valeur </text:span></text:p>
            <text:p text:style-name="P83">S ‘assure de l’avancement d’un projet en évitant les obstacles au progrès </text:p>
          </table:table-cell>
          <table:table-cell table:style-name="Tableau1.A2" office:value-type="string">
            <text:list xml:id="list114053100360223" text:continue-numbering="true" text:style-name="L1">
              <text:list-item>
                <text:p text:style-name="P81">Maîtrise d<text:span text:style-name="T39">e </text:span><text:span text:style-name="T34">Scrum</text:span>,</text:p>
              </text:list-item>
              <text:list-item>
                <text:p text:style-name="P61"><text:span text:style-name="T22">C</text:span><text:span text:style-name="T15">ompréhension des principes de développement logiciel et de la technologie,</text:span></text:p>
              </text:list-item>
              <text:list-item>
                <text:p text:style-name="P61"><text:span text:style-name="T22">C</text:span><text:span text:style-name="T15">ompétences </text:span><text:span text:style-name="T22">en</text:span><text:span text:style-name="T15"> gestion de projet</text:span></text:p>
              </text:list-item>
            </text:list>
            <text:p text:style-name="P20"/>
          </table:table-cell>
          <table:table-cell table:style-name="Tableau1.E2" office:value-type="string">
            <text:list xml:id="list114053896687827" text:continue-numbering="true" text:style-name="L1">
              <text:list-item>
                <text:p text:style-name="P84">Compétences relationnelles </text:p>
              </text:list-item>
              <text:list-item>
                <text:p text:style-name="P84">capacité d’écoute</text:p>
              </text:list-item>
              <text:list-item>
                <text:p text:style-name="P84">Capacité à comprendre les besoins, les défis et les émotions des membres de l'équipe </text:p>
              </text:list-item>
            </text:list>
          </table:table-cell>
        </table:table-row>
        <table:table-row table:style-name="TableLine2102627040096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4">Lead Tech</text:p>
          </table:table-cell>
          <table:table-cell table:style-name="Tableau1.A2" office:value-type="string">
            <text:p text:style-name="P17"><text:span text:style-name="T22">Chef de projet technique, </text:span><text:span text:style-name="T23">il travaill étroitement avec le Scrum Master</text:span></text:p>
            <text:p text:style-name="P85">Participe à l'élaboration du design technique des produits. </text:p>
            <text:p text:style-name="P17"><text:span text:style-name="T15">Coache les équipes </text:span><text:span text:style-name="T22">de développement</text:span></text:p>
            <text:p text:style-name="P17"><text:span text:style-name="T15">Collabore à l'intégration </text:span><text:span text:style-name="T23">de la solution</text:span><text:span text:style-name="T15"> avec l'architecte technique.</text:span></text:p>
          </table:table-cell>
          <table:table-cell table:style-name="Tableau1.A2" office:value-type="string">
            <text:list xml:id="list114054252576961" text:continue-numbering="true" text:style-name="L1">
              <text:list-item>
                <text:p text:style-name="P82">Adaptation au nouvelles technologies.</text:p>
              </text:list-item>
              <text:list-item>
                <text:p text:style-name="P82">Leadership.</text:p>
              </text:list-item>
            </text:list>
          </table:table-cell>
          <table:table-cell table:style-name="Tableau1.E2" office:value-type="string">
            <text:list xml:id="list114053243051302" text:continue-numbering="true" text:style-name="L1">
              <text:list-item>
                <text:p text:style-name="P86">Excellent Relationnel.</text:p>
              </text:list-item>
            </text:list>
            <text:list xml:id="list1308463696" text:style-name="L3">
              <text:list-item>
                <text:p text:style-name="P79">Autonomie.</text:p>
              </text:list-item>
              <text:list-item>
                <text:p text:style-name="P79">Esprit d'équipe.</text:p>
              </text:list-item>
              <text:list-item>
                <text:p text:style-name="P79">Prise de décisions.</text:p>
              </text:list-item>
            </text:list>
            <text:p text:style-name="P25"/>
          </table:table-cell>
        </table:table-row>
      </table:table>
      <text:p text:style-name="P39"><text:tab/><text:tab/></text:p>
      <text:p text:style-name="P39"/>
      <text:p text:style-name="P40">Constitution de l’Equipe</text:p>
      <text:p text:style-name="P40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Line2102621145728">
          <table:table-cell table:style-name="Tableau2.A1" office:value-type="string">
            <text:p text:style-name="P52">Fonction</text:p>
          </table:table-cell>
          <table:table-cell table:style-name="Tableau2.A1" office:value-type="string">
            <text:p text:style-name="P52">Profil</text:p>
          </table:table-cell>
          <table:table-cell table:style-name="Tableau2.A1" office:value-type="string">
            <text:p text:style-name="P53">Taux journalier</text:p>
          </table:table-cell>
        </table:table-row>
        <table:table-row table:style-name="TableLine2102621145728">
          <table:table-cell table:style-name="Tableau2.A1" office:value-type="string">
            <text:p text:style-name="P49">Chef de Projet</text:p>
          </table:table-cell>
          <table:table-cell table:style-name="Tableau2.A1" office:value-type="string">
            <text:p text:style-name="P30">Nathalie Guillemot</text:p>
            <text:p text:style-name="P36">Chef de projet digital</text:p>
            <text:p text:style-name="Table_20_Contents"/>
          </table:table-cell>
          <table:table-cell table:style-name="Tableau2.A1" office:value-type="string">
            <text:p text:style-name="P31">520 Euros</text:p>
          </table:table-cell>
        </table:table-row>
        <table:table-row table:style-name="TableLine2102621145728">
          <table:table-cell table:style-name="Tableau2.A1" office:value-type="string">
            <text:p text:style-name="P49">Lead Tech</text:p>
          </table:table-cell>
          <table:table-cell table:style-name="Tableau2.A1" office:value-type="string">
            <text:p text:style-name="P30">Alexandre G.</text:p>
            <text:p text:style-name="P36">Lead developer NodeJS / Docker / Angular</text:p>
            <text:p text:style-name="P30"/>
          </table:table-cell>
          <table:table-cell table:style-name="Tableau2.A1" office:value-type="string">
            <text:p text:style-name="P31">480 Euros </text:p>
          </table:table-cell>
        </table:table-row>
        <table:table-row table:style-name="TableLine2102621145728">
          <table:table-cell table:style-name="Tableau2.A1" office:value-type="string">
            <text:p text:style-name="P51">UI / <text:span text:style-name="T45">UX </text:span>Designer</text:p>
          </table:table-cell>
          <table:table-cell table:style-name="Tableau2.A1" office:value-type="string">
            <text:p text:style-name="P30">Antoine Hubert</text:p>
            <text:p text:style-name="P38">👨‍💻 <text:span text:style-name="T43">UI - UX Designer | Motion Designer | DA</text:span></text:p>
            <text:p text:style-name="P35"/>
            <text:p text:style-name="P37"><text:span text:style-name="T46"/></text:p>
            <text:p text:style-name="P30"/>
          </table:table-cell>
          <table:table-cell table:style-name="Tableau2.A1" office:value-type="string">
            <text:p text:style-name="P32">220 Euros</text:p>
          </table:table-cell>
        </table:table-row>
        <table:table-row table:style-name="TableLine2102621145728">
          <table:table-cell table:style-name="Tableau2.A1" office:value-type="string">
            <text:p text:style-name="P55">Graphiste</text:p>
          </table:table-cell>
          <table:table-cell table:style-name="Tableau2.A1" office:value-type="string">
            <text:p text:style-name="P30">Yohann Fevre</text:p>
            <text:p text:style-name="P36">Graphiste | Illustrateur | Web Designer</text:p>
            <text:p text:style-name="P30"/>
          </table:table-cell>
          <table:table-cell table:style-name="Tableau2.A1" office:value-type="string">
            <text:p text:style-name="P34">200 Euros</text:p>
          </table:table-cell>
        </table:table-row>
        <table:table-row table:style-name="TableLine2102621145728">
          <table:table-cell table:style-name="Tableau2.A1" office:value-type="string">
            <text:p text:style-name="P54">Testeur</text:p>
          </table:table-cell>
          <table:table-cell table:style-name="Tableau2.A1" office:value-type="string">
            <text:p text:style-name="P30">Alexandre Huger</text:p>
            <text:p text:style-name="P36">Chef de Projet / Lead Testeur / Game Designer</text:p>
            <text:p text:style-name="P30"/>
          </table:table-cell>
          <table:table-cell table:style-name="Tableau2.A1" office:value-type="string">
            <text:p text:style-name="P32">390 Euros</text:p>
          </table:table-cell>
        </table:table-row>
        <table:table-row table:style-name="TableLine2102621145728">
          <table:table-cell table:style-name="Tableau2.A1" office:value-type="string">
            <text:p text:style-name="P56">Community Manager</text:p>
          </table:table-cell>
          <table:table-cell table:style-name="Tableau2.A1" office:value-type="string">
            <text:p text:style-name="P30">Isaline De La Freslonniere</text:p>
            <text:p text:style-name="P36">Community Manager</text:p>
            <text:p text:style-name="P30"/>
          </table:table-cell>
          <table:table-cell table:style-name="Tableau2.A1" office:value-type="string">
            <text:p text:style-name="P34">300 Euros</text:p>
          </table:table-cell>
        </table:table-row>
        <table:table-row table:style-name="TableLine2102621145728">
          <table:table-cell table:style-name="Tableau2.A1" office:value-type="string">
            <text:p text:style-name="P49">Développeur <text:span text:style-name="T47">Full Stack</text:span></text:p>
          </table:table-cell>
          <table:table-cell table:style-name="Tableau2.A1" office:value-type="string">
            <text:p text:style-name="P30">Lucas Méné</text:p>
            <text:p text:style-name="P36">Fullstack Node.js 🚀 | React.js ⚛️ | Next.js ✅</text:p>
            <text:p text:style-name="P37"><text:span text:style-name="T43"/></text:p>
            <text:p text:style-name="Table_20_Contents"/>
          </table:table-cell>
          <table:table-cell table:style-name="Tableau2.A1" office:value-type="string">
            <text:p text:style-name="P32"><text:span text:style-name="T47">3</text:span>00 Euros</text:p>
          </table:table-cell>
        </table:table-row>
        <table:table-row table:style-name="TableLine2102621145728">
          <table:table-cell table:style-name="Tableau2.A1" office:value-type="string">
            <text:p text:style-name="P50">Développeur <text:span text:style-name="T47">Full Stack</text:span></text:p>
          </table:table-cell>
          <table:table-cell table:style-name="Tableau2.A1" office:value-type="string">
            <text:p text:style-name="P30">Frédéric B.</text:p>
            <text:p text:style-name="P36">Ingénieur DévFull Stack Java/Angular/VueJs</text:p>
            <text:p text:style-name="P30"><text:soft-page-break/></text:p>
          </table:table-cell>
          <table:table-cell table:style-name="Tableau2.A1" office:value-type="string">
            <text:p text:style-name="P33">500 Euros</text:p>
          </table:table-cell>
        </table:table-row>
        <table:table-row table:style-name="TableLine2102621145728">
          <table:table-cell table:style-name="Tableau2.A1" office:value-type="string">
            <text:p text:style-name="P54">Développeur Back End</text:p>
          </table:table-cell>
          <table:table-cell table:style-name="Tableau2.A1" office:value-type="string">
            <text:p text:style-name="P30">Florian Antoine</text:p>
            <text:p text:style-name="P36">Développeur Front-End Vue.js - Back-End Node.js</text:p>
            <text:p text:style-name="P30"/>
          </table:table-cell>
          <table:table-cell table:style-name="Tableau2.A1" office:value-type="string">
            <text:p text:style-name="P33">300 Euros</text:p>
          </table:table-cell>
        </table:table-row>
        <table:table-row table:style-name="TableLine2102621145728">
          <table:table-cell table:style-name="Tableau2.A1" office:value-type="string">
            <text:p text:style-name="P55">Expert IA</text:p>
          </table:table-cell>
          <table:table-cell table:style-name="Tableau2.A1" office:value-type="string">
            <text:p text:style-name="P30">Raoul B.</text:p>
            <text:p text:style-name="P38">✅ <text:span text:style-name="T43">Expert IA, GPT, LANGCHAIN &amp; full stack</text:span></text:p>
            <text:p text:style-name="P30"/>
          </table:table-cell>
          <table:table-cell table:style-name="Tableau2.A1" office:value-type="string">
            <text:p text:style-name="P33">700 Euros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derat" svg:font-family="Moderat, Arial, Helvetica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var joy-font-family-title" svg:font-family="'var joy-font-family-titl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6T09:19:14.056000000</meta:creation-date>
    <dc:date>2024-02-06T11:40:52.255000000</dc:date>
    <meta:editing-duration>PT31M1S</meta:editing-duration>
    <meta:editing-cycles>10</meta:editing-cycles>
    <meta:generator>LibreOffice/7.3.3.2$Windows_X86_64 LibreOffice_project/d1d0ea68f081ee2800a922cac8f79445e4603348</meta:generator>
    <meta:document-statistic meta:table-count="2" meta:image-count="0" meta:object-count="0" meta:page-count="6" meta:paragraph-count="175" meta:word-count="1067" meta:character-count="6781" meta:non-whitespace-character-count="5914"/>
  </office:meta>
</office:document-meta>
</file>